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104.02mm"/>
    </style:style>
    <style:style style:name="co8" style:family="table-column">
      <style:table-column-properties fo:break-before="auto" style:column-width="43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5mm" fo:break-before="auto" style:use-optimal-row-height="true"/>
    </style:style>
    <style:style style:name="ro3" style:family="table-row">
      <style:table-row-properties style:row-height="8.18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5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72bf44" style:text-align-source="fix" style:repeat-content="false" fo:wrap-option="wrap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32"/>
        <table:table-column table:style-name="co4" table:default-cell-style-name="ce42"/>
        <table:table-column table:style-name="co1" table:default-cell-style-name="ce42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8" calcext:value-type="date">
            <text:p>28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0" calcext:value-type="date">
            <text:p>30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6" office:value-type="string" calcext:value-type="string">
            <text:p>про рефакторинг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6" calcext:value-type="date">
            <text:p>06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7" calcext:value-type="date">
            <text:p>07.09.19</text:p>
          </table:table-cell>
          <table:table-cell table:style-name="ce6" office:value-type="string" calcext:value-type="string">
            <text:p>тестово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7" calcext:value-type="date">
            <text:p>17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8" calcext:value-type="date">
            <text:p>18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0" calcext:value-type="date">
            <text:p>20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9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office:value-type="date" office:date-value="2019-09-22" calcext:value-type="date">
            <text:p>22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4" calcext:value-type="date">
            <text:p>2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5" calcext:value-type="date">
            <text:p>2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8" calcext:value-type="date">
            <text:p>28.09.19</text:p>
          </table:table-cell>
          <table:table-cell table:style-name="ce6" office:value-type="string" calcext:value-type="string">
            <text:p>переработка видео Виктор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09-28" calcext:value-type="date">
            <text:p>28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09-29" calcext:value-type="date">
            <text:p>29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4" calcext:value-type="date">
            <text:p>04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5" calcext:value-type="date">
            <text:p>05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6" office:value-type="string" calcext:value-type="string">
            <text:p>JL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0-08" calcext:value-type="date">
            <text:p>0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12" office:value-type="string" calcext:value-type="string">
            <text:p>введе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0" calcext:value-type="date">
            <text:p>1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3" calcext:value-type="date">
            <text:p>13.10.19</text:p>
          </table:table-cell>
          <table:table-cell table:style-name="ce6" office:value-type="string" calcext:value-type="string">
            <text:p>testing vide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5" calcext:value-type="date">
            <text:p>15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6" calcext:value-type="date">
            <text:p>16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7" calcext:value-type="date">
            <text:p>17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9" calcext:value-type="date">
            <text:p>19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0" calcext:value-type="date">
            <text:p>2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2" calcext:value-type="date">
            <text:p>22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3" calcext:value-type="date">
            <text:p>23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office:value-type="date" office:date-value="2019-10-25" calcext:value-type="date">
            <text:p>25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6" office:value-type="string" calcext:value-type="string">
            <text:p>vide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0" calcext:value-type="date">
            <text:p>3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1" calcext:value-type="date">
            <text:p>31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1" calcext:value-type="date">
            <text:p>01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2" calcext:value-type="date">
            <text:p>02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3" calcext:value-type="date">
            <text:p>03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4" calcext:value-type="date">
            <text:p>04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5" calcext:value-type="date">
            <text:p>05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1-05" calcext:value-type="date">
            <text:p>05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6" calcext:value-type="date">
            <text:p>06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6" office:value-type="string" calcext:value-type="string">
            <text:p>blo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1" calcext:value-type="date">
            <text:p>11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3" calcext:value-type="date">
            <text:p>13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5" calcext:value-type="date">
            <text:p>15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6" office:value-type="string" calcext:value-type="string">
            <text:p>сериализация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9" office:value-type="string" calcext:value-type="string">
            <text:p>книг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1" calcext:value-type="date">
            <text:p>21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6" office:value-type="string" calcext:value-type="string">
            <text:p>работа с g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5" calcext:value-type="date">
            <text:p>25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6" calcext:value-type="date">
            <text:p>26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table:style-name="ce42"/>
          <table:table-cell table:number-columns-repeated="2"/>
        </table:table-row>
        <table:table-row table:style-name="ro1" table:number-rows-repeated="54">
          <table:table-cell table:number-columns-repeated="3"/>
          <table:table-cell table:style-name="Default"/>
          <table:table-cell/>
          <table:table-cell table:style-name="ce42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ce42"/>
          <table:table-cell table:number-columns-repeated="2"/>
        </table:table-row>
      </table:table>
      <table:table table:name="readMe" table:style-name="ta1">
        <table:table-column table:style-name="co1" table:default-cell-style-name="Default"/>
        <table:table-column table:style-name="co5" table:default-cell-style-name="ce41"/>
        <table:table-column table:style-name="co6" table:default-cell-style-name="ce50"/>
        <table:table-column table:style-name="co7" table:default-cell-style-name="ce50"/>
        <table:table-column table:style-name="co1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4" calcext:value-type="float">
            <text:p>4</text:p>
          </table:table-cell>
          <table:table-cell table:style-name="ce47"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15" calcext:value-type="float">
            <text:p>15</text:p>
          </table:table-cell>
          <table:table-cell table:style-name="ce41" table:number-columns-repeated="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 office:value-type="float" office:value="7" calcext:value-type="float">
            <text:p>7</text:p>
          </table:table-cell>
          <table:table-cell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 office:value-type="string" calcext:value-type="string">
            <text:p>Математика</text:p>
          </table:table-cell>
          <table:table-cell table:style-name="ce42" office:value-type="float" office:value="5" calcext:value-type="float">
            <text:p>5</text:p>
          </table:table-cell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5">
          <table:table-cell table:number-columns-repeated="5"/>
          <table:table-cell table:style-name="ce35" office:value-type="string" calcext:value-type="string">
            <text:p>Информатика</text:p>
          </table:table-cell>
          <table:table-cell table:style-name="ce41" office:value-type="float" office:value="9" calcext:value-type="float">
            <text:p>9</text:p>
          </table:table-cell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table:style-name="ce37" office:value-type="string" calcext:value-type="string">
            <text:p>Программирование</text:p>
          </table:table-cell>
          <table:table-cell table:style-name="ce41" office:value-type="float" office:value="8" calcext:value-type="float">
            <text:p>8</text:p>
          </table:table-cell>
          <table:table-cell table:number-columns-repeated="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2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 table:number-rows-repeated="6">
          <table:table-cell table:style-name="ce40"/>
          <table:table-cell table:number-columns-repeated="9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5" office:value-type="string" calcext:value-type="string">
            <text:p>Список дел</text:p>
          </table:table-cell>
          <table:table-cell table:number-columns-repeated="2"/>
          <table:table-cell table:style-name="ce56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9">00.00.0000</text:date>, <text:time style:data-style-name="N2" text:time-value="20:42:05.39606415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19-11-29T21:11:26.876421906</dc:date>
    <meta:editing-duration>P99DT23H47M27S</meta:editing-duration>
    <meta:editing-cycles>568</meta:editing-cycles>
    <meta:document-statistic meta:table-count="5" meta:cell-count="597" meta:object-count="0"/>
  </office:meta>
</office:document-meta>
</file>